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Revision-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Revision">
            <text:p>ForecastRevision</text:p>
          </table:table-cell>
          <table:table-cell table:style-name="ce8" office:value-type="string" office:string-value="Forecast Revision. Details">
            <text:p>Forecast Revision. Details</text:p>
          </table:table-cell>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vise a Forecast.">
            <text:p>A document used to revise a Foreca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Revision. UBL Version Identifier. Identifier">
            <text:p>Forecast Revision. UBL Vers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Revision. Customization Identifier. Identifier">
            <text:p>Forecast Revision. Customiza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Revision. Profile Identifier. Identifier">
            <text:p>Forecast Revision. Profile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Revision. Profile Execution Identifier. Identifier">
            <text:p>Forecast Revision. Profile Execu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Revision. Identifier">
            <text:p>Forecast Revision.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Revision Number">
            <text:p>Forecast Revis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Revision. Copy_ Indicator. Indicator">
            <text:p>Forecast Revision. Copy_ Indicator. Indicator</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Revision. UUID. Identifier">
            <text:p>Forecast Revision. UUID.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Revision. Issue Date. Date">
            <text:p>Forecast Revision. Issue Date. Dat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Revision. Issue Time. Time">
            <text:p>Forecast Revision. Issue Time. Tim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Revision. Note. Text">
            <text:p>Forecast Revision. Note. Text</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quenceNumberID">
            <text:p>SequenceNumberID</text:p>
          </table:table-cell>
          <table:table-cell office:value-type="string" table:style-name="ce9" office:string-value="Forecast Revision. Sequence Number. Identifier">
            <text:p>Forecast Revision. Sequence Numb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Sequence">
            <text:p>Sequence</text:p>
          </table:table-cell>
          <table:table-cell office:value-type="string" table:style-name="ce9" office:string-value="Number">
            <text:p>Number</text:p>
          </table:table-cell>
          <table:table-cell office:value-type="string" table:style-name="ce11" table:formula="of:=IF([.F13]&lt;&gt;&quot;&quot;;CONCATENATE([.F13];&quot; &quot;;[.G13]);[.G13])" office:string-value="Sequence Number">
            <text:p>Sequence Numb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sequence number, to ensure the proper sequencing of revisions.">
            <text:p>A sequence number, to ensure the proper sequencing of revision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StatusCode">
            <text:p>RevisionStatusCode</text:p>
          </table:table-cell>
          <table:table-cell office:value-type="string" table:style-name="ce9" office:string-value="Forecast Revision. Revision_ Status Code. Code">
            <text:p>Forecast Revision. Revision_ Status Code. Code</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Revision">
            <text:p>Revision</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4]&lt;&gt;&quot;&quot;;CONCATENATE([.F14];&quot; &quot;;[.G14]);[.G14])"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revision status of this Forecast Revision.">
            <text:p>Indicates the revision status of this Forecast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rposeCode">
            <text:p>PurposeCode</text:p>
          </table:table-cell>
          <table:table-cell office:value-type="string" table:style-name="ce9" office:string-value="Forecast Revision. Purpose Code. Code">
            <text:p>Forecast Revision. Purpose Code. Cod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purpose of the revision.">
            <text:p>Indicates the purpose of the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Revision. Forecast_ Period. Period">
            <text:p>Forecast Revision. Forecast_ Period. Period</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10" office:value-type="string" office:string-value="Forecast Revision. Original_ Document Reference. Document Reference">
            <text:p>Forecast Revision. Original_ Document Reference. Document Referenc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Forecast document being revised.">
            <text:p>The Forecast document being revis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Revision. Signature">
            <text:p>Forecast Revision. Signatur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Revision. Sender_ Party. Party">
            <text:p>Forecast Revision. Send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vision. Receiver_ Party. Party">
            <text:p>Forecast Revision. Receiv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Revision. Buyer_ Customer Party. Customer Party">
            <text:p>Forecast Revision. Buyer_ Customer Party. Custom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Revision. Seller_ Supplier Party. Supplier Party">
            <text:p>Forecast Revision. Seller_ Supplier Party. Suppli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10" office:value-type="string" office:string-value="Forecast Revision. Forecast Revision Line">
            <text:p>Forecast Revision. Forecast Revision Lin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Revision Line">
            <text:p>Forecast Revision Line</text:p>
          </table:table-cell>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that revises a line in the Forecast.">
            <text:p>A line that revises a line in the Foreca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